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faa8"/>
    </style:style>
    <style:style style:name="P2" style:family="paragraph" style:parent-style-name="Standard">
      <style:text-properties officeooo:paragraph-rsid="000cfaa8"/>
    </style:style>
    <style:style style:name="P3" style:family="paragraph" style:parent-style-name="Standard">
      <style:text-properties officeooo:paragraph-rsid="0013f79d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0cfaa8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cfaa8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a4d5e9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0cfaa8" style:font-size-asian="11pt" style:font-size-complex="11pt"/>
    </style:style>
    <style:style style:name="T5" style:family="text">
      <style:text-properties style:font-name="Arial1" officeooo:rsid="013c3d96"/>
    </style:style>
    <style:style style:name="T6" style:family="text">
      <style:text-properties style:font-name="Arial1" fo:font-size="8pt" officeooo:rsid="00d2f3b4" style:font-size-asian="8pt" style:font-size-complex="8pt"/>
    </style:style>
    <style:style style:name="T7" style:family="text">
      <style:text-properties officeooo:rsid="00d936c0"/>
    </style:style>
    <style:style style:name="T8" style:family="text">
      <style:text-properties officeooo:rsid="0278814a"/>
    </style:style>
    <style:style style:name="T9" style:family="text">
      <style:text-properties officeooo:rsid="018b7c1f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c3d96"/>
    </style:style>
    <style:style style:name="T12" style:family="text">
      <style:text-properties officeooo:rsid="000cfaa8"/>
    </style:style>
    <style:style style:name="T13" style:family="text">
      <style:text-properties fo:color="#000080" style:font-name="Arial1" fo:font-size="11pt" fo:language="zxx" fo:country="none" style:text-underline-style="solid" style:text-underline-width="auto" style:text-underline-color="font-color" officeooo:rsid="000cfaa8" style:font-size-asian="11pt" style:language-asian="zxx" style:country-asian="none" style:font-size-complex="11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" text:name="py3o.obj"/>
        <text:user-field-decl office:value-type="string" office:string-value="obj.name" text:name="py3o.obj.name"/>
        <text:user-field-decl office:value-type="string" office:string-value="company_id" text:name="py3o.user.company_id"/>
        <text:user-field-decl office:value-type="string" office:string-value="company_id.name" text:name="py3o.user.company_id.name"/>
      </text:user-field-decls>
      <text:p text:style-name="P6"><text:a xlink:type="simple" xlink:href="py3o://for=%22obj%20in%20objects%22" text:style-name="Internet_20_link" text:visited-style-name="Visited_20_Internet_20_Link">for="obj in objects"</text:a></text:p>
      <text:p text:style-name="Standard"><text:user-field-get text:name="py3o.obj">obj</text:user-field-get></text:p>
      <text:p text:style-name="P3"><text:user-field-get text:name="py3o.obj.name">obj.name</text:user-field-get></text:p>
      <text:p text:style-name="Standard"><text:a xlink:type="simple" xlink:href="py3o:///for" text:style-name="Internet_20_link" text:visited-style-name="Visited_20_Internet_20_Link">/for</text:a></text:p>
      <text:p text:style-name="Standard"><text:user-field-get text:name="py3o.user.company_id">company_id</text:user-field-get></text:p>
      <text:p text:style-name="Standard"><text:user-field-get text:name="py3o.user.company_id.name">company_id.name</text:user-field-ge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anik von Rotz</meta:initial-creator>
    <meta:creation-date>2020-08-26T11:28:04.911326288</meta:creation-date>
    <meta:generator>LibreOffice/6.4.0.3$MacOSX_X86_64 LibreOffice_project/b0a288ab3d2d4774cb44b62f04d5d28733ac6df8</meta:generator>
    <dc:date>2020-08-26T11:58:30.030122984</dc:date>
    <dc:creator>Janik von Rotz</dc:creator>
    <meta:editing-duration>PT23M43S</meta:editing-duration>
    <meta:editing-cycles>13</meta:editing-cycles>
    <meta:document-statistic meta:table-count="0" meta:image-count="0" meta:object-count="0" meta:page-count="1" meta:paragraph-count="6" meta:word-count="8" meta:character-count="70" meta:non-whitespace-character-count="68"/>
  </office:meta>
</office:document-meta>
</file>